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Verdana" fo:font-size="16pt" fo:font-weight="bold" style:font-weight-asian="bold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Verdana" officeooo:paragraph-rsid="001926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p>
      <text:p text:style-name="P3">Na <text:span text:style-name="T2">dengue hemorrágica</text:span>, o quadro clínico se agrava rapidamente, apresentando sinais de insuficiência circulatória e choque, podendo levar a pessoa à morte em até 24 horas. De acordo com estatísticas do Ministério da Saúde, cerca de 5% DAS PESSOAS COM <text:span text:style-name="T2">DENGUE HEMORRÁGICA</text:span> MORR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3:21.452894964</meta:creation-date>
    <dc:date>2023-04-26T08:53:17.539151921</dc:date>
    <meta:editing-duration>PT9M58S</meta:editing-duration>
    <meta:editing-cycles>1</meta:editing-cycles>
    <meta:document-statistic meta:table-count="0" meta:image-count="0" meta:object-count="0" meta:page-count="1" meta:paragraph-count="3" meta:word-count="98" meta:character-count="571" meta:non-whitespace-character-count="475"/>
    <meta:generator>LibreOffice/7.4.5.1$Linux_X86_64 LibreOffice_project/40$Build-1</meta:generator>
  </office:meta>
</office:document-meta>
</file>